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08f4c2"/>
    </style:style>
    <style:style style:name="P7" style:family="paragraph" style:parent-style-name="Text_20_body">
      <style:text-properties officeooo:paragraph-rsid="000e10a2"/>
    </style:style>
    <style:style style:name="P8" style:family="paragraph" style:parent-style-name="Text_20_body">
      <style:text-properties officeooo:paragraph-rsid="00138b66"/>
    </style:style>
    <style:style style:name="P9" style:family="paragraph" style:parent-style-name="Standard">
      <style:paragraph-properties fo:text-align="center" style:justify-single-word="false"/>
      <style:text-properties fo:font-size="20pt" fo:language="zxx" fo:country="none" fo:font-weight="bold" officeooo:rsid="0006fbea" style:font-size-asian="20pt" style:language-asian="zxx" style:country-asian="none" style:font-weight-asian="bold" style:font-size-complex="20pt" style:language-complex="zxx" style:country-complex="none" style:font-weight-complex="bold"/>
    </style:style>
    <style:style style:name="P10" style:family="paragraph" style:parent-style-name="Standard">
      <style:paragraph-properties fo:text-align="center" style:justify-single-word="false"/>
      <style:text-properties fo:font-size="16pt" fo:font-weight="bold" officeooo:rsid="000744fa" officeooo:paragraph-rsid="000744fa" style:font-size-asian="16pt" style:font-weight-asian="bold" style:font-size-complex="16pt" style:font-weight-complex="bold"/>
    </style:style>
    <style:style style:name="P11" style:family="paragraph" style:parent-style-name="Text_20_body">
      <style:text-properties officeooo:rsid="0008f4c2" officeooo:paragraph-rsid="0008f4c2"/>
    </style:style>
    <style:style style:name="P12" style:family="paragraph" style:parent-style-name="Text_20_body">
      <style:text-properties officeooo:rsid="0009cd1c" officeooo:paragraph-rsid="0009cd1c"/>
    </style:style>
    <style:style style:name="P13" style:family="paragraph" style:parent-style-name="Text_20_body">
      <style:text-properties officeooo:rsid="00116f57" officeooo:paragraph-rsid="00116f57"/>
    </style:style>
    <style:style style:name="P14" style:family="paragraph" style:parent-style-name="Text_20_body">
      <style:text-properties officeooo:paragraph-rsid="00177677"/>
    </style:style>
    <style:style style:name="P15" style:family="paragraph" style:parent-style-name="Text_20_body">
      <style:text-properties officeooo:paragraph-rsid="0017bcf0"/>
    </style:style>
    <style:style style:name="P16" style:family="paragraph" style:parent-style-name="Text_20_body">
      <style:text-properties officeooo:paragraph-rsid="0019821b"/>
    </style:style>
    <style:style style:name="P17" style:family="paragraph" style:parent-style-name="Heading_20_2">
      <style:text-properties officeooo:rsid="00116f57" officeooo:paragraph-rsid="00165a2e"/>
    </style:style>
    <style:style style:name="P18" style:family="paragraph" style:parent-style-name="Heading_20_2">
      <style:text-properties officeooo:paragraph-rsid="0019821b"/>
    </style:style>
    <style:style style:name="P19" style:family="paragraph" style:parent-style-name="Heading_20_1">
      <style:text-properties officeooo:rsid="0008f4c2" officeooo:paragraph-rsid="0008f4c2"/>
    </style:style>
    <style:style style:name="P20" style:family="paragraph" style:parent-style-name="Heading_20_1">
      <style:text-properties officeooo:rsid="00116f57" officeooo:paragraph-rsid="00116f57"/>
    </style:style>
    <style:style style:name="P21" style:family="paragraph" style:parent-style-name="Heading_20_1">
      <style:text-properties officeooo:rsid="00138b66" officeooo:paragraph-rsid="00138b66"/>
    </style:style>
    <style:style style:name="P22" style:family="paragraph" style:parent-style-name="Contents_20_2">
      <style:paragraph-properties>
        <style:tab-stops>
          <style:tab-stop style:position="0.3937in"/>
          <style:tab-stop style:position="5.6098in" style:type="right" style:leader-style="dotted" style:leader-text="."/>
        </style:tab-stops>
      </style:paragraph-properties>
    </style:style>
    <style:style style:name="P23" style:family="paragraph" style:parent-style-name="Contents_20_1">
      <style:paragraph-properties>
        <style:tab-stops>
          <style:tab-stop style:position="0.3937in"/>
          <style:tab-stop style:position="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8f4c2"/>
    </style:style>
    <style:style style:name="T4" style:family="text">
      <style:text-properties officeooo:rsid="000b98e6"/>
    </style:style>
    <style:style style:name="T5" style:family="text">
      <style:text-properties officeooo:rsid="000cfb64"/>
    </style:style>
    <style:style style:name="T6" style:family="text">
      <style:text-properties officeooo:rsid="000e10a2"/>
    </style:style>
    <style:style style:name="T7" style:family="text">
      <style:text-properties officeooo:rsid="000ff03d"/>
    </style:style>
    <style:style style:name="T8" style:family="text">
      <style:text-properties officeooo:rsid="00116f57"/>
    </style:style>
    <style:style style:name="T9" style:family="text">
      <style:text-properties officeooo:rsid="00128f5e"/>
    </style:style>
    <style:style style:name="T10" style:family="text">
      <style:text-properties officeooo:rsid="00138b66"/>
    </style:style>
    <style:style style:name="T11" style:family="text">
      <style:text-properties officeooo:rsid="00177677"/>
    </style:style>
    <style:style style:name="T12" style:family="text">
      <style:text-properties officeooo:rsid="0017bcf0"/>
    </style:style>
    <style:style style:name="T13" style:family="text">
      <style:text-properties officeooo:rsid="0019821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rbTools</text:p>
      <text:p text:style-name="P1"/>
      <text:p text:style-name="P3">”Yksinkertainen” kiertoratalaskuri</text:p>
      <text:p text:style-name="P3"/>
      <text:p text:style-name="P10">Käyttöohjeet</text:p>
      <text:p text:style-name="Standard"/>
      <text:p text:style-name="Standard"/>
      <text:p text:style-name="P2">Markus Koskimies</text:p>
      <text:p text:style-name="P2"><text:a xlink:type="simple" xlink:href="../mkoskim@gmail.com">mkoskim@gmail.com</text:a></text:p>
      <text:p text:style-name="P2"><text:a xlink:type="simple" xlink:href="http://mkoskim.drivehq.com/">http://mkoskim.drivehq.com</text:a></text:p>
      <text:p text:style-name="P2"/>
      <text:p text:style-name="P2">Versio 0.1</text:p>
      <text:p text:style-name="Standard"/>
      <text:p text:style-name="Text_20_body"/>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23">1<text:tab/>Johdanto<text:tab/>2</text:p>
          <text:p text:style-name="P22">1.1<text:tab/>Asentaminen (Linux)<text:tab/>2</text:p>
          <text:p text:style-name="P23">2<text:tab/>Skenaarioiden luominen<text:tab/>4</text:p>
          <text:p text:style-name="P22">2.1<text:tab/>Taivaankappaleet<text:tab/>4</text:p>
          <text:p text:style-name="P22">2.2<text:tab/>Kiertoradat<text:tab/>5</text:p>
          <text:p text:style-name="P23">3<text:tab/>Sekalaista<text:tab/>6</text:p>
          <text:p text:style-name="P22">3.1<text:tab/>Harjoituksia<text:tab/>6</text:p>
        </text:index-body>
      </text:table-of-content>
      <text:p text:style-name="P4"/>
      <text:p text:style-name="P4"/>
      <text:h text:style-name="P19" text:outline-level="1">Johdanto</text:h>
      <text:p text:style-name="P6"><text:span text:style-name="T3">Orbtools on Python-ohjelmointikielellä toteutettu kokoelma luokkia ja funktioita ratalaskennan tarpeisiin. </text:span><text:span text:style-name="T5">Sisäisesti orbtools käsittelee yksinkertaisia ellipsiratoja, mutta ohjelmiston käyttö ei välttämättä ole kovin yksinkertaista, koska käyttäjältä vaaditaan jonkin verran osaamista Python-ohjelmoinnista ja ratalaskennasta.</text:span></text:p>
      <text:p text:style-name="P7"><text:span text:style-name="T6">Orbtools on lähinnä tarkoitettu </text:span><text:span text:style-name="T7">lähinnä Hohmannin siirtoratoja käyttävien </text:span><text:span text:style-name="T6">skenaarioiden matka-aikojen ja ajotarpeiden arviointiin. Sillä on omat sisäiset rajoituksensa, joten se ei välttämättä anna oikeita tuloksia kovin villeihin skenaarioihin, jollei käyttäjä itse osaa arvioida ratoja.</text:span></text:p>
      <text:h text:style-name="Heading_20_2" text:outline-level="2">Asentaminen <text:span text:style-name="T3">(Linux)</text:span></text:h>
      <text:p text:style-name="P11">Orbtools.tgz on ladattavissa täältä:</text:p>
      <text:p text:style-name="P11"/>
      <text:p text:style-name="P11"><text:tab/>http://mkoskim.drivehq.com/Orbits/orbtools.tgz</text:p>
      <text:p text:style-name="P11"/>
      <text:p text:style-name="P11">Lataa paketti ja pura se haluamaasi hakemistoon. Huomaa, että kaikki paketin sisältämät tiedostot ovat orbtools/ -nimisessä hakemistossa:</text:p>
      <text:p text:style-name="P11"/>
      <text:p text:style-name="P11"><text:tab/>$ tar zxvf orbtools.tgz</text:p>
      <text:p text:style-name="P11"><text:tab/>$ ls</text:p>
      <text:p text:style-name="P6"><text:span text:style-name="T3"><text:tab/>… </text:span><text:span text:style-name="T4">orbtools.tgz … </text:span><text:span text:style-name="T3">orbtools/ ...</text:span></text:p>
      <text:p text:style-name="P11"/>
      <text:p text:style-name="P11">Ohjelmistolla on kaksi ajateltua käyttötapaa. Ensinnäkin sitä voi käyttää Python-tulkista. Tuomalla tulkkiin päähakemistossa sijaitsevan sol.py -modulin saa käyttöönsä paitsi ratalaskentaan liittyvät luokat ja funktiot, myös kokoelman Aurinkokunnan taivaankappaleita:</text:p>
      <text:p text:style-name="P11"/>
      <text:p text:style-name="P11"><text:tab/>$ cd orbtools</text:p>
      <text:p text:style-name="P11"><text:tab/>$ python</text:p>
      <text:p text:style-name="P11"><text:tab/>&gt;&gt;&gt; from sol import *</text:p>
      <text:p text:style-name="P11"><text:tab/>&gt;&gt;&gt; Earth.info()</text:p>
      <text:p text:style-name="P11"/>
      <text:p text:style-name="P12"><text:soft-page-break/>Toinen ajateltu käyttötapa on sisällyttää paketti omiin skenaarioihin. Paketin mukana tulee sekalainen valikoima erilaisia enemmän tai vähemmän toimivia skenaarioita. Esimerkiksi:</text:p>
      <text:p text:style-name="P12"/>
      <text:p text:style-name="P12"><text:tab/>$ cd orbtools</text:p>
      <text:p text:style-name="P12"><text:tab/>$ python missions/ApolloMission.py</text:p>
      <text:p text:style-name="P12"/>
      <text:h text:style-name="P20" text:outline-level="1">Skenaarioiden luominen</text:h>
      <text:p text:style-name="P13">Skenaarioiden luomisessa on kaksi tekijää: massat (taivaankappaleet) ja kiertoradat.</text:p>
      <text:h text:style-name="P17" text:outline-level="2">Taivaankappaleet</text:h>
      <text:p text:style-name="P14">Tällä hetkellä Orbtools sisältää kaksi aurinkokuntaa, omamme ja Kerbal Space Program -pelin aurinkokunnan. Päähakemistoon (orbtools/) on tehty tiedostot, joiden avulla voi helposti valita aurinkokunnan. Oma Aurinkokuntamme ja sen taivaankappaleet saadaan <text:span text:style-name="T11">t</text:span>ulkkiin mukaan kirjoittamalla:</text:p>
      <text:p text:style-name="P14"><text:span text:style-name="T8"><text:tab/>$ cd orbtools</text:span></text:p>
      <text:p text:style-name="P14"><text:span text:style-name="T8"><text:tab/>$ python</text:span></text:p>
      <text:p text:style-name="P14"><text:span text:style-name="T8"><text:tab/>&gt;&gt;&gt; from sol import *</text:span></text:p>
      <text:p text:style-name="P14"><text:span text:style-name="T8"/></text:p>
      <text:p text:style-name="P14"><text:span text:style-name="T8">Omaan skenaariotiedostoon sen ja ratalaskentafunktiot saa mukaan kirjoittamalla ohjelman alkuun:</text:span></text:p>
      <text:p text:style-name="P14"><text:span text:style-name="T8"/></text:p>
      <text:p text:style-name="P14"><text:span text:style-name="T8"><text:tab/>from orbtools.systems.solsystem import *</text:span></text:p>
      <text:p text:style-name="P14"><text:span text:style-name="T8"/></text:p>
      <text:p text:style-name="P15"><text:span text:style-name="T8">Tarkastellaan ensin, mitä kaikkea mukaan ladatusta solsystem.py -tiedostosta löytyy. Käynnistä Python-tu</text:span><text:span text:style-name="T12">l</text:span><text:span text:style-name="T8">kki orbtools/ -hakemistossa ja kirjoita (tulkissa):</text:span></text:p>
      <text:p text:style-name="P15"><text:span text:style-name="T8"/></text:p>
      <text:p text:style-name="P15"><text:span text:style-name="T8"><text:tab/>&gt;&gt;&gt; from sol import *</text:span></text:p>
      <text:p text:style-name="P15"><text:span text:style-name="T8"><text:tab/>&gt;&gt;&gt; Earth.info()</text:span></text:p>
      <text:p text:style-name="P15"><text:span text:style-name="T8"/></text:p>
      <text:p text:style-name="P15"><text:span text:style-name="T8">Ohjelma tulostaa Maapallosta tallennettua (ja laskettua) tietoa. Näistä ehkä kaksi kiinnostavinta on Maapallon rata (Auringon ympäri) sekä Maapallon kiertolaiset. Orbtools -ohjelmistossa kaikkien taivaankappaleiden radat on yksinkertaistettu ympyräradoiksi. Tämä helpottaa käyttöä, mutta samalla vähentää laskelmien tarkkuutta ja paikkansapitävyyttä.</text:span></text:p>
      <text:p text:style-name="P15"><text:span text:style-name="T12">K</text:span><text:span text:style-name="T8">un katsotaan Maapallon kiertolaisia, tietokantaan on tallennettu muutakin kuin pelkästään Kuu – LEO (150 km), ISS (368 km) ja niin edelleen. Nämä ”kappaleet” ovat massattomia, joten aluksia ei voi laittaa niitä kiertämään, mutta niiden kiertoratoja voi käyttää alusten lähtö- ja tuloratoina (ts. aluksen lähettäminen ISS:lle, tai ISS:ltä Kuuhun).</text:span></text:p>
      <text:p text:style-name="P15"><text:soft-page-break/><text:span text:style-name="T9">Omassa ohjelmassa taivaankappaleiden tietoihin pääsee käsiksi erilaisilla metodeilla, attribuuteilla ja ”propertyillä”. Nämä löytyvät tiedostosta (kts. Mass -luokka):</text:span></text:p>
      <text:p text:style-name="P15"><text:span text:style-name="T9"/></text:p>
      <text:p text:style-name="P15"><text:span text:style-name="T9"><text:tab/>./orbtools/orbmath.py</text:span></text:p>
      <text:p text:style-name="P15"><text:span text:style-name="T9"/></text:p>
      <text:p text:style-name="P15"><text:span text:style-name="T9">Esimerkiksi, Maapallon kiertoajan (P, periodi) Auringon ympäri saa selville:</text:span></text:p>
      <text:p text:style-name="P15"><text:span text:style-name="T9"/></text:p>
      <text:p text:style-name="P15"><text:span text:style-name="T9"><text:tab/>&gt;&gt;&gt; Earth.orbit.P</text:span></text:p>
      <text:p text:style-name="P15"><text:span text:style-name="T9"/></text:p>
      <text:p text:style-name="P15"><text:span text:style-name="T9">Kiertoajat lasketaan sekunteina, ja jos ne haluaa jossain muussa yksikössä, voi käyttää esimerkiksi ./orbtools/conversions.py -tiedostossa olevia funktioita:</text:span></text:p>
      <text:p text:style-name="P15"><text:span text:style-name="T9"/></text:p>
      <text:p text:style-name="P15"><text:span text:style-name="T9"><text:tab/>&gt;&gt;&gt; fmttime(Earth.orbit.P)</text:span></text:p>
      <text:p text:style-name="P15"><text:span text:style-name="T9"/></text:p>
      <text:p text:style-name="P15"><text:span text:style-name="T10">Toinen mahdollisesti alkuun kiinnostava kappale voi olla Aurinko ja sen kiertolaiset. Ne saa selville kirjoittamalla:</text:span></text:p>
      <text:p text:style-name="P15"><text:span text:style-name="T10"/></text:p>
      <text:p text:style-name="P15"><text:span text:style-name="T10"><text:tab/>&gt;&gt;&gt; Sun.info()</text:span></text:p>
      <text:p text:style-name="P15"><text:span text:style-name="T10"/></text:p>
      <text:p text:style-name="P15"><text:span text:style-name="T10">Tietokantaan on tallennettuna planeettojen lisäksi joidenkin asteroidien ja pikkuplaneettojen ratoja.</text:span></text:p>
      <text:p text:style-name="P15"><text:span text:style-name="T10"/></text:p>
      <text:h text:style-name="P18" text:outline-level="2"><text:span text:style-name="T13">Kiertoradat</text:span></text:h>
      <text:p text:style-name="P16"><text:span text:style-name="T13">Kiertoradan perusluokka on Orbit (kts. ./orbtools/orbmath.py). Se on ellipsi, jolle annetaan kaksi etäisyyttä keskuskappaleesta, r1 ja r2.</text:span></text:p>
      <text:p text:style-name="P16"><text:span text:style-name="T13"/></text:p>
      <text:h text:style-name="P21" text:outline-level="1">Sekalaista</text:h>
      <text:p text:style-name="P8"><text:span text:style-name="T10">Sekalaista materiaalia </text:span><text:span text:style-name="T10">vanhemmasta versiosta.</text:span></text:p>
      <text:h text:style-name="Heading_20_2" text:outline-level="2">Harjoituksia</text:h>
      <text:p text:style-name="Text_20_body">Ensimmäisenä kannattaa hakea käsiinsä Juhani Kaukorannan Raahen lukiolle tekemä ”avaruusfysiikkaa.pdf” - käytetään tätä harjoitusopuksena:</text:p>
      <text:p text:style-name="Text_20_body"/>
      <text:p text:style-name="Text_20_body"><text:tab/><text:a xlink:type="simple" xlink:href="http://koti.mbnet.fi/jukaukor/fysiikka/avaruusfysiikkaa.pdf">http://koti.mbnet.fi/jukaukor/fysiikka/avaruusfysiikkaa.pdf</text:a></text:p>
      <text:p text:style-name="Text_20_body"/>
      <text:p text:style-name="Text_20_body">Aloitetaan. Ensimmäisenä Kaukoranta selvittää rakettimoottorin perusteita, mutta nykyinen ohjelmisto ei vielä tue niitä. Sen ratalaskennassa on vielä puutteita, erityisesti erilaisten missioiden tekemisessä (tarkoitus olisi, että ohjelmisto tukisi monivaiheisia avaruusmissioita; useampivaiheisilla, erilaisilla moottoreilla varustetuilla raketeilla).</text:p>
      <text:p text:style-name="Text_20_body"/>
      <text:p text:style-name="Text_20_body"><text:span text:style-name="T1">Harjoitus 1. </text:span>Mene sivulle 8: Keplerin lait. Ohjelmistoon on sisään rakennettuna Keplerin 3. lain ratkaiseminen. Maan kiertoaika Auringon ympäri on 365.25 päivää ja etäisyys 1 AU. Jos Jupiterin etäisyys on 5.2 AU, niin paljonko on sen kiertoaika?</text:p>
      <text:p text:style-name="Text_20_body"/>
      <text:p text:style-name="Text_20_body"><text:tab/>&gt;&gt;&gt; solve_aPaP(1, 365.25, 5.2, None)</text:p>
      <text:p text:style-name="Text_20_body"><text:tab/>4331.0703697815852</text:p>
      <text:p text:style-name="Text_20_body"/>
      <text:p text:style-name="Text_20_body">Koska kiertoaika on annettu päivissä, myös vastaus tulee päivissä. Helpoimmalla päästään, kun käytetään pythonia laskimena:</text:p>
      <text:p text:style-name="Text_20_body"/>
      <text:p text:style-name="Text_20_body"><text:tab/>&gt;&gt;&gt; solve_aPaP(1, 365.25, 5.2, None)/365</text:p>
      <text:p text:style-name="Text_20_body"><text:tab/>11.865946218579685</text:p>
      <text:p text:style-name="Text_20_body"/>
      <text:p text:style-name="Text_20_body">Tarkastetaan sopivasta lähteestä ja havaitaan, että hyvin toimii.</text:p>
      <text:p text:style-name="Text_20_body"/>
      <text:p text:style-name="P4">Harjoitus 2.<text:span text:style-name="T2"> Ratalaskennassa tarvitaan hyvin usein keskuskappaleen massaa, mutta ei kilogrammoina, vaan valmiiksi gravitaatiovakiolla kerrottuna (nk. GM). Ohjelmistossa on </text:span><text:soft-page-break/><text:span text:style-name="T2">valmiina tämän ratkaiseminen, jos tunnetaan satelliitin kiertoaika (periodi) ja etäisyys. Jos kiertoaika annetaan sekunteina ja etäisyys metreinä, saadaan melko standardin mukainen GM.</text:span></text:p>
      <text:p text:style-name="P5">Lasketaan Auringon GM. Oletetaan, että Maapallo on paljon sitä kevyempi. Maapallon kiertoaika on 365.25 päivää ja etäisyys 1 AU (149.6 miljoonaa kilometriä). Ohjelmistossa on valmiina funktioita konversioita varten (voit tarkastaa laskennan oikeellisuuden Kaukorannan kalvoista, sivu 10):</text:p>
      <text:p text:style-name="P5"/>
      <text:p text:style-name="P5"><text:tab/>&gt;&gt;&gt; solve_GM_from_aP(149.6e9,365.25*24*60*60)</text:p>
      <text:p text:style-name="P5"><text:tab/>1.3272312023850498e+20</text:p>
      <text:p text:style-name="P5"><text:tab/>&gt;&gt;&gt; solve_GM_from_aP( AU2m(1), 365.25*24*60*60)</text:p>
      <text:p text:style-name="P5"><text:tab/>1.3272312023850498e+20</text:p>
      <text:p text:style-name="P5"/>
      <text:p text:style-name="P5">Hyvältä näyttää. Lasketaan Kaukorannan kalvoilla sivulla 12 oleva esimerkki, Marsin massan laskeminen. Ensin lasketaan GM ja se muutetaan kilogrammoiksi valmiina olevalla vakiolla (const_G):</text:p>
      <text:p text:style-name="P5"/>
      <text:p text:style-name="P5"><text:tab/>&gt;&gt;&gt; solve_GM_from_aP(9380e3,time_hms(7,39.5,0))/const_G</text:p>
      <text:p text:style-name="P5"><text:tab/>6.4239126732932665e+23</text:p>
      <text:p text:style-name="P5"/>
      <text:p text:style-name="P5">Edelleen menee oikein.</text:p>
      <text:p text:style-name="P5"/>
      <text:p text:style-name="P4">Harjoitus 3.<text:span text:style-name="T2"> Seuraavaksi Kaukoranta selittää energian säilymisperiaatetta. Sen varaan ohjelmisto on vähintään puolittain rakennettukin. Sivulla 19 alkaa sitten varsinainen ratalaskenta. Ohjelmistoon on jo valmiiksi täytetty tietoja Maasta, Kuusta, Marsista ja Venuksesta.</text:span></text:p>
      <text:p text:style-name="P5">Katso sivun 19 laskelmia. Toistetaan ne. Tällä ratalaskimella yleensä ottaen ei puuhata suoraan kaavojen kanssa, vaan tehdään ratoja, orbitaaleja. Näiden yhteyteen tallennetaan radasta erilaisia tietoja.</text:p>
      <text:p text:style-name="P5"/>
      <text:p text:style-name="P5">Tehdään ensin lyhennysmerkintä:</text:p>
      <text:p text:style-name="P5"/>
      <text:p text:style-name="P5"><text:tab/>&gt;&gt;&gt; Earth = masses[”Earth”]</text:p>
      <text:p text:style-name="P5"/>
      <text:p text:style-name="P5">Ympyrärata Maapallon kiertoradalla, 300 km korkeudella:</text:p>
      <text:p text:style-name="P5"/>
      <text:p text:style-name="P5"><text:tab/>&gt;&gt;&gt; o = Orbit_altitude(Earth, 300e3) </text:p>
      <text:p text:style-name="P5"><text:soft-page-break/></text:p>
      <text:p text:style-name="P5">Tehtiin rata (muuttujaan o) Maapallon pinnasta 300 kilometrin korkeuteen. Voidaan tarkastella sen ominaisuuksia:</text:p>
      <text:p text:style-name="P5"><text:tab/></text:p>
      <text:p text:style-name="P5"><text:tab/>&gt;&gt;&gt; print o.a()<text:tab/><text:tab/># Puoliakselin pituus, a</text:p>
      <text:p text:style-name="P5"><text:tab/>6678000.0<text:tab/><text:tab/><text:tab/># Maapallon säde (r) 6378000 m + 300000 m</text:p>
      <text:p text:style-name="P5"><text:tab/>&gt;&gt;&gt; print o.v(o.a())<text:tab/><text:tab/># Ratanopeus korkeudella a</text:p>
      <text:p text:style-name="P5"><text:tab/>7725.83947914<text:tab/><text:tab/># m/s</text:p>
      <text:p text:style-name="P5"/>
      <text:p text:style-name="P5"/>
      <text:p text:style-name="P5">1000 kilometrin korkeudella:</text:p>
      <text:p text:style-name="P5"/>
      <text:p text:style-name="P5"><text:tab/>&gt;&gt;&gt; o = Orbit_altitude(Earth, 1000e3) </text:p>
      <text:p text:style-name="P5"><text:tab/>&gt;&gt;&gt; print o.v(o.a())</text:p>
      <text:p text:style-name="P5"><text:tab/>7350.20687062</text:p>
      <text:p text:style-name="P5"/>
      <text:p text:style-name="P5">GEO (geosynkroninen rata), 35790 kilometrin korkeudella:</text:p>
      <text:p text:style-name="P5"/>
      <text:p text:style-name="P5"><text:tab/>&gt;&gt;&gt; o = Orbit_altitude(Earth, 35790e3) </text:p>
      <text:p text:style-name="P5"><text:tab/>&gt;&gt;&gt; print o.v(o.a())</text:p>
      <text:p text:style-name="P5"><text:tab/>3074.52045131</text:p>
      <text:p text:style-name="P5"><text:tab/>&gt;&gt;&gt; print o.P()<text:tab/><text:tab/># Periodi eli kiertoaika</text:p>
      <text:p text:style-name="Text_20_body"><text:span text:style-name="T2"><text:tab/>86175.8320458</text:span><text:tab/><text:tab/># sekunteina</text:p>
      <text:p text:style-name="P5"><text:tab/>&gt;&gt;&gt; print o.P()/3600</text:p>
      <text:p text:style-name="P5"><text:tab/>23.9377311238<text:tab/><text:tab/># tunteina</text:p>
      <text:p text:style-name="P5"/>
      <text:p text:style-name="P4">Harjoitus 4.<text:span text:style-name="T2"> (kalvot, s. 19) Satelliitti kiertää ympyrärataa 300 kilometrin korkeudella. Sille annetaan 200 m/s lisänopeus. Millaiselle elliptiselle radalle satelliitti siirtyy?</text:span></text:p>
      <text:p text:style-name="P5"/>
      <text:p text:style-name="P5"><text:tab/>&gt;&gt;&gt; o = Orbit_from_circular(Earth,Earth.radius + 300e3,200)</text:p>
      <text:p text:style-name="P5"><text:tab/>&gt;&gt;&gt; print o.r1, o.r2<text:tab/><text:tab/># Tulostetaan perigeum ja apogeum</text:p>
      <text:p text:style-name="P5"><text:tab/>6678000.0 7417215.8976</text:p>
      <text:p text:style-name="P5"/>
      <text:p text:style-name="P5">Alin kohta (perigeum) pysyy paikallaan, korkein kohta (apogeum) siirtyy 7417 kilometrin <text:soft-page-break/>korkeuteen (kuten pitikin).</text:p>
      <text:p text:style-name="P5"/>
      <text:p text:style-name="P4">Harjoitus 5.<text:span text:style-name="T2"> Hämäläinen heittää kiveä Deimoksella – Deimoskin löytyy nykyisestä tietokannasta. Lähtönopeudeksi annetaan v0 = 4.5 m/s. Laskettava radan alin kohta:</text:span></text:p>
      <text:p text:style-name="P5"/>
      <text:p text:style-name="P5">Tehdään lyhennysmerkintä:</text:p>
      <text:p text:style-name="P5"/>
      <text:p text:style-name="P5"><text:tab/>&gt;&gt;&gt; Deimos = masses[”Deimos”]</text:p>
      <text:p text:style-name="P5"/>
      <text:p text:style-name="P5">Sitten tehdään rata:</text:p>
      <text:p text:style-name="P5"/>
      <text:p text:style-name="P5"><text:tab/>&gt;&gt;&gt; o = Orbit_from_v(Deimos, Deimos.radius,4.5)</text:p>
      <text:p text:style-name="P5"><text:tab/>&gt;&gt;&gt; print o.r1,o.r2</text:p>
      <text:p text:style-name="P5"><text:tab/>6000.0 6140.82969432</text:p>
      <text:p text:style-name="P5"/>
      <text:p text:style-name="P5">Radan periapsis = 6000.00 km, apoapsis = 6140.83 km (Deimoksen säteeksi tallennettu 6 kilometriä). Jaa, Kaukorannalla on jotkut muut mitat. Tehdään uusi Deimoksen näköinen massa Kaukorannan parametreilla ja samanlainen rata kuin äskettäinkin:</text:p>
      <text:p text:style-name="P5"/>
      <text:p text:style-name="P5"><text:tab/>&gt;&gt;&gt; Deimos2 = Mass(None,"Deimos2", kg2GM(1.8e15),7490,None)</text:p>
      <text:p text:style-name="P5"><text:tab/>&gt;&gt;&gt; o = Orbit_from_v(Deimos2, Deimos2.radius,4.5)</text:p>
      <text:p text:style-name="P5"><text:tab/>&gt;&gt;&gt; print o.r1,o.r2</text:p>
      <text:p text:style-name="P5"><text:tab/>7490 12830.5049858</text:p>
      <text:p text:style-name="P5"><text:tab/>&gt;&gt;&gt; o.r2 – o.r1</text:p>
      <text:p text:style-name="P5"><text:tab/>5340.5049849999996</text:p>
      <text:p text:style-name="P5"/>
      <text:p text:style-name="P5">Hyvä, samat tulokset kuin Kaukorannalla. Radan korkeimman kohdan nopeuden laskenta (kts. kalvot s. 21):</text:p>
      <text:p text:style-name="P5"/>
      <text:p text:style-name="P5"><text:tab/>&gt;&gt;&gt; o.v(o.r2)</text:p>
      <text:p text:style-name="P5"><text:tab/>2.6269425901201591</text:p>
      <text:p text:style-name="P5">Funktio v() siis palauttaa nopeuden suhteessa säteeseen, kuten ellipsiradoilla kuuluukin. Radan periodi:</text:p>
      <text:p text:style-name="P5"/>
      <text:p text:style-name="P5"><text:tab/>&gt;&gt;&gt; o.P()/3600</text:p>
      <text:p text:style-name="P5"><text:soft-page-break/><text:tab/>5.1576316301540519</text:p>
      <text:p text:style-name="P5"/>
      <text:p text:style-name="P5">Eli edelleen pysytään hyvin kartalla.</text:p>
      <text:p text:style-name="P5"/>
      <text:p text:style-name="P4">Harjoitus 6.<text:span text:style-name="T2"> Nyt hämäläinen kapuaa 50 metrin korkuiselle vuorelle ja heittää sieltä pesäpalloaan. Toisella puolella se hipoo Deimoksen pintaa. Tällainen rata tehdään helposti ellipsiradasta:</text:span></text:p>
      <text:p text:style-name="P5"/>
      <text:p text:style-name="P5"><text:tab/>&gt;&gt;&gt; o = Orbit_elliptical(Deimos2,Deimos2.radius+50,Deimos2.radius)</text:p>
      <text:p text:style-name="P5"/>
      <text:p text:style-name="P5">Kuinka suuri pitää olla pallon lähtönopeus? Ohjelmisto tallentaa aina ensimmäisen säteen muuttujaan r1 ja toisen muuttujaan r2, joten tässä tapauksessa kysytään, paljonko on nopeus säteen r1 etäisyydellä (apoapsis):</text:p>
      <text:p text:style-name="P5"/>
      <text:p text:style-name="P5"><text:tab/>&gt;&gt;&gt; o.v(o.r1)</text:p>
      <text:p text:style-name="P5"><text:tab/>3.9845065177704875</text:p>
      <text:p text:style-name="P5"/>
      <text:p text:style-name="P5">Mikä on nopeus Deimoksen toisella puolella (periapsis)?</text:p>
      <text:p text:style-name="P5"/>
      <text:p text:style-name="P5"><text:tab/>&gt;&gt;&gt; o.v(o.r2)</text:p>
      <text:p text:style-name="P5"><text:tab/>4.0111053596781678</text:p>
      <text:p text:style-name="P5"/>
      <text:p text:style-name="P5">Mikä on radan periodi?</text:p>
      <text:p text:style-name="P5"/>
      <text:p text:style-name="P5"><text:tab/>&gt;&gt;&gt; o.P()/3600</text:p>
      <text:p text:style-name="P5"><text:tab/>3.2808550758277808</text:p>
      <text:p text:style-name="P5"/>
      <text:p text:style-name="P4">Harjoitus 7.<text:span text:style-name="T2"> Avaruusaluksen laskeutuminen (kalvot s. 23). Alus halutaan ympyräradalta (alt = 300 km) ellipsiradalle, jonka perigeum on Maapallon pinnalla. Vaikka ratalaskimessa on jo valmiiksi funktiot tällaisille Hohmannin siirtoradoille, niin lasketaan käsin.</text:span></text:p>
      <text:p text:style-name="P5">Ensin ympyrärata:</text:p>
      <text:p text:style-name="P5"/>
      <text:p text:style-name="P5"><text:tab/>&gt;&gt;&gt; o1 = Orbit_altitude(Earth, 300e3)</text:p>
      <text:p text:style-name="P5"/>
      <text:p text:style-name="P5">Sitten siirtorata;</text:p>
      <text:p text:style-name="P5"><text:soft-page-break/></text:p>
      <text:p text:style-name="P5"><text:tab/>&gt;&gt;&gt; o2 = Orbit_elliptical(Earth,Earth.radius+300e3,Earth.radius)</text:p>
      <text:p text:style-name="P5"/>
      <text:p text:style-name="P5">Sitten lasketaan, paljonko on ratojen nopeuksien erotus ellipsiradan apogeumissa:</text:p>
      <text:p text:style-name="P5"/>
      <text:p text:style-name="P5"><text:tab/>&gt;&gt;&gt; o2.v(o2.r1)-o1.v(o2.r1)</text:p>
      <text:p text:style-name="P5"><text:tab/>-89.277777856096691</text:p>
      <text:p text:style-name="P5"/>
      <text:p text:style-name="Text_20_body"><text:span text:style-name="T1">Harjoitus 8.</text:span><text:span text:style-name="T2"> Satelliitin radan siirtäminen alemmalta radalta ylemmälle. Esimerkkinä lento ISS:ltä Hubblelle. ISS lentää 368 km korkeudella, Hubble 573 km korkeudella. Yllätys, yllätys, tietokannasta löytyvät molemmat. Tehdään lyhennysmerkinnät (HUOM! Nämä ovat vain ratoja, massoja näille ei ole annettu)</text:span> sekä valmiiksi Hohmannin rata:</text:p>
      <text:p text:style-name="P5"/>
      <text:p text:style-name="P5"><text:tab/></text:p>
      <text:p text:style-name="P5"><text:tab/>&gt;&gt;&gt; ISS = masses["ISS"].orbit</text:p>
      <text:p text:style-name="P5"><text:tab/>&gt;&gt;&gt; Hubble = masses["Hubble"].orbit</text:p>
      <text:p text:style-name="P5"><text:tab/>&gt;&gt;&gt; o = Orbit_elliptical(Earth,ISS.a(),Hubble.a())</text:p>
      <text:p text:style-name="P5"/>
      <text:p text:style-name="P5">Alemmalla radalla (ISS) poltto (delta-v) on (siirtyminen ympyräradalta ellipsiradalle):</text:p>
      <text:p text:style-name="P5"/>
      <text:p text:style-name="P5"><text:tab/>&gt;&gt;&gt; o.v(o.r1) - ISS.v(o.r1)</text:p>
      <text:p text:style-name="P5"><text:tab/>57.309705499874326</text:p>
      <text:p text:style-name="P5"/>
      <text:p text:style-name="P5">Kun päästään Hubblen luokse, tehdään toinen poltto (siirtyminen ellipsiradalta ympyräradalle):</text:p>
      <text:p text:style-name="P5"/>
      <text:p text:style-name="P5"><text:tab/>&gt;&gt;&gt; Hubble.v(o.r2) - o.v(o.r2)</text:p>
      <text:p text:style-name="P5"><text:tab/>56.882391591887426</text:p>
      <text:p text:style-name="P5"/>
      <text:p text:style-name="P5">Yksinkertaisempi keino näissä tapauksissa on käyttää suoraan ohjelmistosta löytyvää Transfer -objektia (joka vielä tulostaa vähän ylimääräistä debuggaustietoa):</text:p>
      <text:p text:style-name="P5"/>
      <text:p text:style-name="P5"><text:tab/>&gt;&gt;&gt; t = Transfer(ISS, Hubble)</text:p>
      <text:p text:style-name="P5"><text:tab/>...</text:p>
      <text:p text:style-name="P5"><text:tab/>Dv1 57.3097054999 Dv2 -56.8823915919</text:p>
      <text:p text:style-name="P5"><text:soft-page-break/></text:p>
      <text:p text:style-name="P5">Vot, yksinkertaista, eikö totta?</text:p>
      <text:p text:style-name="P5"/>
      <text:p text:style-name="P5">Siirtymiseen kuluva aika on puolet ellipsiradan (siirtoradan) periodista:</text:p>
      <text:p text:style-name="P5"/>
      <text:p text:style-name="P5"><text:tab/>&gt;&gt;&gt; o.P()/2</text:p>
      <text:p text:style-name="P5"><text:tab/>2820.1627697669228</text:p>
      <text:p text:style-name="P5"><text:tab/>&gt;&gt;&gt; o.P()/2/60</text:p>
      <text:p text:style-name="P5"><text:tab/>47.002712829448711</text:p>
      <text:p text:style-name="P5"/>
      <text:p text:style-name="P4">Harjoitus 9.<text:span text:style-name="T2"> Planeettojen välillä liikkuminen, (kts. kalvot alkaen s. 36).</text:span></text:p>
      <text:p text:style-name="P5">Näissä harjoituksissa käytetään suoraan Transfer-objektia, vaikkakin se on vielä vähän puutteellinen. Kaukorannan esimerkissä on ensin laskettu delta-v Maapallon 300 kilometrin korkuiselta ympyräradalta Marsin 1000 kilometrin korkuiselle radalle (kts. kalvot s. 41):</text:p>
      <text:p text:style-name="P5"/>
      <text:p text:style-name="P5"><text:tab/>&gt;&gt;&gt; Mars = masses["Mars"]</text:p>
      <text:p text:style-name="P5"><text:tab/>&gt;&gt;&gt; t = Transfer(Orbit_altitude(Earth,300e3),Orbit_altitude(Mars,1000e3))</text:p>
      <text:p text:style-name="P5"><text:tab/>...</text:p>
      <text:p text:style-name="P5"><text:tab/>Dv1 3589.98414272 Dv2 2012.12980265</text:p>
      <text:p text:style-name="P5"/>
      <text:p text:style-name="P5">Huomataan, että jarrutus-nopeus poikkeaa Kaukorannan laskemasta. Se johtuu siitä, että ohjelma laskee jarrutuksen paloittain planeetan vaikutusetäisyydeltä (Laplacen etäisyys) alkaen, kun taas Kaukoranta laskee äärettömästä. Tällainen muutos laskentaan oli pakko tehdä, jotta ohjelma osaisi laskea myös planeetojen kuiden välillä tapahtuvat siirtymiset.</text:p>
      <text:p text:style-name="P5"/>
      <text:p text:style-name="P5">Vastaavasti lento Maasta Venukseen:</text:p>
      <text:p text:style-name="P5"/>
      <text:p text:style-name="P5"><text:tab/>&gt;&gt;&gt; Venus=masses["Venus"]</text:p>
      <text:p text:style-name="P5"><text:tab/>&gt;&gt;&gt; t = Transfer(Orbit_altitude(Earth,300e3),Orbit_altitude(Venus,1000e3))</text:p>
      <text:p text:style-name="P5"><text:tab/>...</text:p>
      <text:p text:style-name="P5"><text:tab/>Dv1 3481.65275523 Dv2 3132.88721142</text:p>
      <text:p text:style-name="P5"/>
      <text:p text:style-name="P5">Huomataan, että taas jarrutus on laskettu liian pieneksi (3132 m/s vs. 3186 m/s). Tätä parannellaan ehkä ohjelmiston tulevissa versioiss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1in" style: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5in" fo:margin-bottom="0.2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3902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5in"/>
      </text:outline-level-style>
      <text:outline-level-style text:level="2" style:num-format="1" text:display-levels="2">
        <style:list-level-properties text:min-label-width="0.5in"/>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3-27T13:31:36</meta:creation-date>
    <dc:date>2013-03-17T18:26:25</dc:date>
    <dc:language>fi-FI</dc:language>
    <meta:editing-cycles>256</meta:editing-cycles>
    <meta:editing-duration>P14DT8H29M14S</meta:editing-duration>
    <dc:creator>Markus Koskimies</dc:creator>
    <meta:document-statistic meta:table-count="0" meta:image-count="0" meta:object-count="0" meta:page-count="12" meta:paragraph-count="184" meta:word-count="1548" meta:character-count="12542" meta:non-whitespace-character-count="12443"/>
    <meta:user-defined meta:name="Info 1"/>
    <meta:user-defined meta:name="Info 2"/>
    <meta:user-defined meta:name="Info 3"/>
    <meta:user-defined meta:name="Info 4"/>
  </office:meta>
</office:document-meta>
</file>